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S dddd 0000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S dddd 00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S dddd 00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S dddd 00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S dddd 01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S dddd 01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S dddd 01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S dddd 01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S dddd 01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S dddd 01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S dddd 01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S dddd 011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S dddd 00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S dddd 0010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S dddd 10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S dddd 10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S dddd 0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S dddd 001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S dddd 10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S dddd 10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S dddd 10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S dddd 10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</text:p>
          </table:table-cell>
          <table:table-cell office:value-type="string" calcext:value-type="string">
            <text:p>orn $d, $s, $t</text:p>
          </table:table-cell>
          <table:table-cell office:value-type="string" calcext:value-type="string">
            <text:p>$d = $s | ~$t</text:p>
          </table:table-cell>
          <table:table-cell office:value-type="string" calcext:value-type="string">
            <text:p>00 S dddd 1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i</text:p>
          </table:table-cell>
          <table:table-cell office:value-type="string" calcext:value-type="string">
            <text:p>orn $d, $s, #imm</text:p>
          </table:table-cell>
          <table:table-cell office:value-type="string" calcext:value-type="string">
            <text:p>$d = $s | ~imm</text:p>
          </table:table-cell>
          <table:table-cell office:value-type="string" calcext:value-type="string">
            <text:p>00 S dddd 1011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S dddd 11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S dddd 11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S dddd 11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S dddd 11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S dddd 11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S dddd 11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S dddd 11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S dddd 1111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1 <text:s text:c="2"/>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i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i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100 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100 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11101 -- 0 * ddd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3">
            <text:p>Specia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10 -- op2</text:p>
          </table:table-cell>
          <table:table-cell office:value-type="string" calcext:value-type="string">
            <text:p>puts PC+4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11111 --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Clock</text:p>
          </table:table-cell>
          <table:table-cell office:value-type="string" calcext:value-type="string">
            <text:p>clk $d</text:p>
          </table:table-cell>
          <table:table-cell office:value-type="string" calcext:value-type="string">
            <text:p>Puts the elapsed ticks in destination register</text:p>
          </table:table-cell>
          <table:table-cell office:value-type="string" calcext:value-type="string">
            <text:p>111111 * ddd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/00/0000</text:date>, <text:time style:data-style-name="N2" text:time-value="0000-00-00T11:39:08.179700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4-01-01T19:27:15.192964995</dc:date>
    <meta:editing-duration>P2DT20H10M12S</meta:editing-duration>
    <meta:editing-cycles>56</meta:editing-cycles>
    <meta:generator>LibreOffice/4.1.4.2$Linux_X86_64 LibreOffice_project/410$Build-2</meta:generator>
    <meta:document-statistic meta:table-count="1" meta:cell-count="238" meta:object-count="0"/>
  </office:meta>
</office:document-meta>
</file>